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e3c3" officeooo:paragraph-rsid="0013e3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TELACIONES</text:p>
      <text:p text:style-name="P1"/>
      <text:p text:style-name="P1">Constelaciones ecuatoriales. Son las que se situan sobre la linea del ecuador celeste:</text:p>
      <text:p text:style-name="P1">son Canis Minor, Cetus, Delphius, Equuleus, Monoceros, Ophiuchus, Orion, Scutum, Serpens y Sextans.</text:p>
      <text:p text:style-name="P1"/>
      <text:p text:style-name="P1">Constelaciones zodiacales. Son las que estan situadas sobre la ecliptica:</text:p>
      <text:p text:style-name="P1">Aries, Tauro, Gemini, Cancer, Leo, Virgo, Libra, Scorpius, Sagittarius, Capricornus, Aquarius y Pisces.</text:p>
      <text:p text:style-name="P1">Constelaciones <text:s/>hemisferio norte: Andromeda, Auriga, Bootes, Canes Venatici, Coma Berenices, Corona Borealis, Cygnus, Hercules, Leo Minor, Lyra, Pegasus, Perseus, sagitta, Triangulum y Vulpecula.</text:p>
      <text:p text:style-name="P1">Constelaciones hemisferio sur: Antlia, Caelum, Canis Major, Centaurus, Columba, Corona Australis, Corvus, Eridanus, Fornax, Hydra, Lepus, Lupus, Microspcopium, Piscis austranum, Puppis, Pyxis y Sculptor.</text:p>
      <text:p text:style-name="P1">Constelaciones circumpolares hemisferio norte: Camelopardalis, Cassiopeia, Cepheus, Draco, Lacerta, Lynx, Ursa Major y Ursa Minor.</text:p>
      <text:p text:style-name="P1">Constelaciones circumpolares hemisferio sur: Apus, Ara, Carina, Chamaeleon, Circinus, Crux, Dorado, Horologium, Hydrus, Indus, Mensa, Musca, Norma, Octans, Pavo, Phoenix, Pictor, Reticulum, Telescopium, Triangulum Australis, Tucana, Vela y Vola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22:13:10.234133076</meta:creation-date>
    <dc:date>2016-01-26T22:24:53.493245088</dc:date>
    <meta:editing-duration>P0D</meta:editing-duration>
    <meta:editing-cycles>1</meta:editing-cycles>
    <meta:document-statistic meta:table-count="0" meta:image-count="0" meta:object-count="0" meta:page-count="1" meta:paragraph-count="9" meta:word-count="141" meta:character-count="1150" meta:non-whitespace-character-count="1017"/>
    <meta:generator>LibreOffice/4.2.8.2$Linux_X86_64 LibreOffice_project/420m0$Build-2</meta:generator>
  </office:meta>
</office:document-meta>
</file>